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9mm"/>
    </style:style>
    <style:style style:name="co5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4" table:default-cell-style-name="Default"/>
        <table:table-column table:style-name="co4" table:default-cell-style-name="Default"/>
        <table:table-column table:style-name="co5" table:number-columns-repeated="17" table:default-cell-style-name="Default"/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모집단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모평균</text:p>
          </table:table-cell>
          <table:table-cell table:formula="of:=SUM([.B3:.B7])/5" office:value-type="float" office:value="177.6" calcext:value-type="float">
            <text:p>177.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모표준 편차</text:p>
          </table:table-cell>
          <table:table-cell table:formula="of:=COM.MICROSOFT.STDEV.P([.B3:.B7])" office:value-type="float" office:value="3.8262252939418" calcext:value-type="float">
            <text:p>3.8262252939418</text:p>
          </table:table-cell>
          <table:table-cell table:number-columns-repeated="42"/>
        </table:table-row>
        <table:table-row table:style-name="ro1">
          <table:table-cell table:number-columns-repeated="44"/>
        </table:table-row>
        <table:table-row table:style-name="ro2">
          <table:table-cell table:style-name="ce1" office:value-type="string" calcext:value-type="string">
            <text:p>추출수: N=1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표본평균 -X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표본평균의 평균</text:p>
          </table:table-cell>
          <table:table-cell table:formula="of:=SUM([.B12:.F12])/5" office:value-type="float" office:value="177.6" calcext:value-type="float">
            <text:p>177.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표본의 표준편차</text:p>
          </table:table-cell>
          <table:table-cell table:formula="of:=COM.MICROSOFT.STDEV.P([.B12:.F12])" office:value-type="float" office:value="3.8262252939418" calcext:value-type="float">
            <text:p>3.826225293941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모표준편차/루트n</text:p>
          </table:table-cell>
          <table:table-cell table:formula="of:=[.B9]/SQRT(1)" office:value-type="float" office:value="3.8262252939418" calcext:value-type="float">
            <text:p>3.8262252939418</text:p>
          </table:table-cell>
          <table:table-cell table:number-columns-repeated="42"/>
        </table:table-row>
        <table:table-row table:style-name="ro1">
          <table:table-cell table:number-columns-repeated="44"/>
        </table:table-row>
        <table:table-row table:style-name="ro1">
          <table:table-cell table:style-name="ce1" office:value-type="string" calcext:value-type="string">
            <text:p>N=2</text:p>
          </table:table-cell>
          <table:table-cell table:number-columns-repeated="5" table:style-name="ce2" office:value-type="float" office:value="175" calcext:value-type="float">
            <text:p>175</text:p>
          </table:table-cell>
          <table:table-cell table:number-columns-repeated="5" table:style-name="ce2" office:value-type="float" office:value="172" calcext:value-type="float">
            <text:p>172</text:p>
          </table:table-cell>
          <table:table-cell table:number-columns-repeated="5" table:style-name="ce2" office:value-type="float" office:value="180" calcext:value-type="float">
            <text:p>180</text:p>
          </table:table-cell>
          <table:table-cell table:number-columns-repeated="5" table:style-name="ce2" office:value-type="float" office:value="183" calcext:value-type="float">
            <text:p>183</text:p>
          </table:table-cell>
          <table:table-cell table:number-columns-repeated="5"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표본 평균 -X</text:p>
          </table:table-cell>
          <table:table-cell table:formula="of:=SUM([.B17:.B18])/2" office:value-type="float" office:value="175" calcext:value-type="float">
            <text:p>175</text:p>
          </table:table-cell>
          <table:table-cell table:formula="of:=SUM([.C17:.C18])/2" office:value-type="float" office:value="173.5" calcext:value-type="float">
            <text:p>173.5</text:p>
          </table:table-cell>
          <table:table-cell table:formula="of:=SUM([.D17:.D18])/2" office:value-type="float" office:value="177.5" calcext:value-type="float">
            <text:p>177.5</text:p>
          </table:table-cell>
          <table:table-cell table:formula="of:=SUM([.E17:.E18])/2" office:value-type="float" office:value="179" calcext:value-type="float">
            <text:p>179</text:p>
          </table:table-cell>
          <table:table-cell table:formula="of:=SUM([.F17:.F18])/2" office:value-type="float" office:value="176.5" calcext:value-type="float">
            <text:p>176.5</text:p>
          </table:table-cell>
          <table:table-cell table:formula="of:=SUM([.G17:.G18])/2" office:value-type="float" office:value="173.5" calcext:value-type="float">
            <text:p>173.5</text:p>
          </table:table-cell>
          <table:table-cell table:formula="of:=SUM([.H17:.H18])/2" office:value-type="float" office:value="172" calcext:value-type="float">
            <text:p>172</text:p>
          </table:table-cell>
          <table:table-cell table:formula="of:=SUM([.I17:.I18])/2" office:value-type="float" office:value="176" calcext:value-type="float">
            <text:p>176</text:p>
          </table:table-cell>
          <table:table-cell table:formula="of:=SUM([.J17:.J18])/2" office:value-type="float" office:value="177.5" calcext:value-type="float">
            <text:p>177.5</text:p>
          </table:table-cell>
          <table:table-cell table:formula="of:=SUM([.K17:.K18])/2" office:value-type="float" office:value="175" calcext:value-type="float">
            <text:p>175</text:p>
          </table:table-cell>
          <table:table-cell table:formula="of:=SUM([.L17:.L18])/2" office:value-type="float" office:value="177.5" calcext:value-type="float">
            <text:p>177.5</text:p>
          </table:table-cell>
          <table:table-cell table:formula="of:=SUM([.M17:.M18])/2" office:value-type="float" office:value="176" calcext:value-type="float">
            <text:p>176</text:p>
          </table:table-cell>
          <table:table-cell table:formula="of:=SUM([.N17:.N18])/2" office:value-type="float" office:value="180" calcext:value-type="float">
            <text:p>180</text:p>
          </table:table-cell>
          <table:table-cell table:formula="of:=SUM([.O17:.O18])/2" office:value-type="float" office:value="181.5" calcext:value-type="float">
            <text:p>181.5</text:p>
          </table:table-cell>
          <table:table-cell table:formula="of:=SUM([.P17:.P18])/2" office:value-type="float" office:value="179" calcext:value-type="float">
            <text:p>179</text:p>
          </table:table-cell>
          <table:table-cell table:formula="of:=SUM([.Q17:.Q18])/2" office:value-type="float" office:value="179" calcext:value-type="float">
            <text:p>179</text:p>
          </table:table-cell>
          <table:table-cell table:formula="of:=SUM([.R17:.R18])/2" office:value-type="float" office:value="177.5" calcext:value-type="float">
            <text:p>177.5</text:p>
          </table:table-cell>
          <table:table-cell table:formula="of:=SUM([.S17:.S18])/2" office:value-type="float" office:value="181.5" calcext:value-type="float">
            <text:p>181.5</text:p>
          </table:table-cell>
          <table:table-cell table:formula="of:=SUM([.T17:.T18])/2" office:value-type="float" office:value="183" calcext:value-type="float">
            <text:p>183</text:p>
          </table:table-cell>
          <table:table-cell table:formula="of:=SUM([.U17:.U18])/2" office:value-type="float" office:value="180.5" calcext:value-type="float">
            <text:p>180.5</text:p>
          </table:table-cell>
          <table:table-cell table:formula="of:=SUM([.V17:.V18])/2" office:value-type="float" office:value="176.5" calcext:value-type="float">
            <text:p>176.5</text:p>
          </table:table-cell>
          <table:table-cell table:formula="of:=SUM([.W17:.W18])/2" office:value-type="float" office:value="175" calcext:value-type="float">
            <text:p>175</text:p>
          </table:table-cell>
          <table:table-cell table:formula="of:=SUM([.X17:.X18])/2" office:value-type="float" office:value="179" calcext:value-type="float">
            <text:p>179</text:p>
          </table:table-cell>
          <table:table-cell table:formula="of:=SUM([.Y17:.Y18])/2" office:value-type="float" office:value="180.5" calcext:value-type="float">
            <text:p>180.5</text:p>
          </table:table-cell>
          <table:table-cell table:formula="of:=SUM([.Z17:.Z18])/2" office:value-type="float" office:value="178" calcext:value-type="float">
            <text:p>1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표본 평균의 평균</text:p>
          </table:table-cell>
          <table:table-cell table:formula="of:=SUM([.B19:.Z19])/25" office:value-type="float" office:value="177.6" calcext:value-type="float">
            <text:p>177.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표본의 표준편차</text:p>
          </table:table-cell>
          <table:table-cell table:formula="of:=COM.MICROSOFT.STDEV.P([.B19:.Z19])" office:value-type="float" office:value="2.70554985169374" calcext:value-type="float">
            <text:p>2.7055498516937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모표준편차/루트n</text:p>
          </table:table-cell>
          <table:table-cell table:formula="of:=[.B9]/SQRT(2)" office:value-type="float" office:value="2.70554985169374" calcext:value-type="float">
            <text:p>2.70554985169374</text:p>
          </table:table-cell>
          <table:table-cell table:number-columns-repeated="42"/>
        </table:table-row>
        <table:table-row table:style-name="ro1">
          <table:table-cell table:number-columns-repeated="44"/>
        </table:table-row>
        <table:table-row table:style-name="ro1">
          <table:table-cell table:style-name="ce1" office:value-type="string" calcext:value-type="string">
            <text:p>N=3</text:p>
          </table:table-cell>
          <table:table-cell table:number-columns-repeated="25" table:style-name="ce2" office:value-type="float" office:value="175" calcext:value-type="float">
            <text:p>175</text:p>
          </table:table-cell>
          <table:table-cell table:number-columns-repeated="18"/>
        </table:table-row>
        <table:table-row table:style-name="ro1">
          <table:table-cell/>
          <table:table-cell table:number-columns-repeated="5" table:style-name="ce2" office:value-type="float" office:value="175" calcext:value-type="float">
            <text:p>175</text:p>
          </table:table-cell>
          <table:table-cell table:number-columns-repeated="5" table:style-name="ce2" office:value-type="float" office:value="172" calcext:value-type="float">
            <text:p>172</text:p>
          </table:table-cell>
          <table:table-cell table:number-columns-repeated="5" table:style-name="ce2" office:value-type="float" office:value="180" calcext:value-type="float">
            <text:p>180</text:p>
          </table:table-cell>
          <table:table-cell table:number-columns-repeated="5" table:style-name="ce2" office:value-type="float" office:value="183" calcext:value-type="float">
            <text:p>183</text:p>
          </table:table-cell>
          <table:table-cell table:number-columns-repeated="5"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표본 평균 -X</text:p>
          </table:table-cell>
          <table:table-cell table:formula="of:=SUM([.B24:.B26])/3" office:value-type="float" office:value="175" calcext:value-type="float">
            <text:p>175</text:p>
          </table:table-cell>
          <table:table-cell table:formula="of:=SUM([.C24:.C26])/3" office:value-type="float" office:value="174" calcext:value-type="float">
            <text:p>174</text:p>
          </table:table-cell>
          <table:table-cell table:formula="of:=SUM([.D24:.D26])/3" office:value-type="float" office:value="176.666666666667" calcext:value-type="float">
            <text:p>176.666666666667</text:p>
          </table:table-cell>
          <table:table-cell table:formula="of:=SUM([.E24:.E26])/3" office:value-type="float" office:value="177.666666666667" calcext:value-type="float">
            <text:p>177.666666666667</text:p>
          </table:table-cell>
          <table:table-cell table:formula="of:=SUM([.F24:.F26])/3" office:value-type="float" office:value="176" calcext:value-type="float">
            <text:p>176</text:p>
          </table:table-cell>
          <table:table-cell table:formula="of:=SUM([.G24:.G26])/3" office:value-type="float" office:value="174" calcext:value-type="float">
            <text:p>174</text:p>
          </table:table-cell>
          <table:table-cell table:formula="of:=SUM([.H24:.H26])/3" office:value-type="float" office:value="173" calcext:value-type="float">
            <text:p>173</text:p>
          </table:table-cell>
          <table:table-cell table:formula="of:=SUM([.I24:.I26])/3" office:value-type="float" office:value="175.666666666667" calcext:value-type="float">
            <text:p>175.666666666667</text:p>
          </table:table-cell>
          <table:table-cell table:formula="of:=SUM([.J24:.J26])/3" office:value-type="float" office:value="176.666666666667" calcext:value-type="float">
            <text:p>176.666666666667</text:p>
          </table:table-cell>
          <table:table-cell table:formula="of:=SUM([.K24:.K26])/3" office:value-type="float" office:value="175" calcext:value-type="float">
            <text:p>175</text:p>
          </table:table-cell>
          <table:table-cell table:formula="of:=SUM([.L24:.L26])/3" office:value-type="float" office:value="176.666666666667" calcext:value-type="float">
            <text:p>176.666666666667</text:p>
          </table:table-cell>
          <table:table-cell table:formula="of:=SUM([.M24:.M26])/3" office:value-type="float" office:value="175.666666666667" calcext:value-type="float">
            <text:p>175.666666666667</text:p>
          </table:table-cell>
          <table:table-cell table:formula="of:=SUM([.N24:.N26])/3" office:value-type="float" office:value="178.333333333333" calcext:value-type="float">
            <text:p>178.333333333333</text:p>
          </table:table-cell>
          <table:table-cell table:formula="of:=SUM([.O24:.O26])/3" office:value-type="float" office:value="179.333333333333" calcext:value-type="float">
            <text:p>179.333333333333</text:p>
          </table:table-cell>
          <table:table-cell table:formula="of:=SUM([.P24:.P26])/3" office:value-type="float" office:value="177.666666666667" calcext:value-type="float">
            <text:p>177.666666666667</text:p>
          </table:table-cell>
          <table:table-cell table:formula="of:=SUM([.Q24:.Q26])/3" office:value-type="float" office:value="177.666666666667" calcext:value-type="float">
            <text:p>177.666666666667</text:p>
          </table:table-cell>
          <table:table-cell table:formula="of:=SUM([.R24:.R26])/3" office:value-type="float" office:value="176.666666666667" calcext:value-type="float">
            <text:p>176.666666666667</text:p>
          </table:table-cell>
          <table:table-cell table:formula="of:=SUM([.S24:.S26])/3" office:value-type="float" office:value="179.333333333333" calcext:value-type="float">
            <text:p>179.333333333333</text:p>
          </table:table-cell>
          <table:table-cell table:formula="of:=SUM([.T24:.T26])/3" office:value-type="float" office:value="180.333333333333" calcext:value-type="float">
            <text:p>180.333333333333</text:p>
          </table:table-cell>
          <table:table-cell table:formula="of:=SUM([.U24:.U26])/3" office:value-type="float" office:value="178.666666666667" calcext:value-type="float">
            <text:p>178.666666666667</text:p>
          </table:table-cell>
          <table:table-cell table:formula="of:=SUM([.V24:.V26])/3" office:value-type="float" office:value="176" calcext:value-type="float">
            <text:p>176</text:p>
          </table:table-cell>
          <table:table-cell table:formula="of:=SUM([.W24:.W26])/3" office:value-type="float" office:value="175" calcext:value-type="float">
            <text:p>175</text:p>
          </table:table-cell>
          <table:table-cell table:formula="of:=SUM([.X24:.X26])/3" office:value-type="float" office:value="177.666666666667" calcext:value-type="float">
            <text:p>177.666666666667</text:p>
          </table:table-cell>
          <table:table-cell table:formula="of:=SUM([.Y24:.Y26])/3" office:value-type="float" office:value="178.666666666667" calcext:value-type="float">
            <text:p>178.666666666667</text:p>
          </table:table-cell>
          <table:table-cell table:formula="of:=SUM([.Z24:.Z26])/3" office:value-type="float" office:value="177" calcext:value-type="float">
            <text:p>177</text:p>
          </table:table-cell>
          <table:table-cell table:number-columns-repeated="18"/>
        </table:table-row>
        <table:table-row table:style-name="ro1">
          <table:table-cell/>
          <table:table-cell table:number-columns-repeated="25" table:style-name="ce2" office:value-type="float" office:value="172" calcext:value-type="float">
            <text:p>172</text:p>
          </table:table-cell>
          <table:table-cell table:number-columns-repeated="18"/>
        </table:table-row>
        <table:table-row table:style-name="ro1">
          <table:table-cell/>
          <table:table-cell table:number-columns-repeated="5" table:style-name="ce2" office:value-type="float" office:value="175" calcext:value-type="float">
            <text:p>175</text:p>
          </table:table-cell>
          <table:table-cell table:number-columns-repeated="5" table:style-name="ce2" office:value-type="float" office:value="172" calcext:value-type="float">
            <text:p>172</text:p>
          </table:table-cell>
          <table:table-cell table:number-columns-repeated="5" table:style-name="ce2" office:value-type="float" office:value="180" calcext:value-type="float">
            <text:p>180</text:p>
          </table:table-cell>
          <table:table-cell table:number-columns-repeated="5" table:style-name="ce2" office:value-type="float" office:value="183" calcext:value-type="float">
            <text:p>183</text:p>
          </table:table-cell>
          <table:table-cell table:number-columns-repeated="5"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표본 평균 -X</text:p>
          </table:table-cell>
          <table:table-cell table:formula="of:=SUM([.B28:.B30])/3" office:value-type="float" office:value="174" calcext:value-type="float">
            <text:p>174</text:p>
          </table:table-cell>
          <table:table-cell table:formula="of:=SUM([.C28:.C30])/3" office:value-type="float" office:value="173" calcext:value-type="float">
            <text:p>173</text:p>
          </table:table-cell>
          <table:table-cell table:formula="of:=SUM([.D28:.D30])/3" office:value-type="float" office:value="175.666666666667" calcext:value-type="float">
            <text:p>175.666666666667</text:p>
          </table:table-cell>
          <table:table-cell table:formula="of:=SUM([.E28:.E30])/3" office:value-type="float" office:value="176.666666666667" calcext:value-type="float">
            <text:p>176.666666666667</text:p>
          </table:table-cell>
          <table:table-cell table:formula="of:=SUM([.F28:.F30])/3" office:value-type="float" office:value="175" calcext:value-type="float">
            <text:p>175</text:p>
          </table:table-cell>
          <table:table-cell table:formula="of:=SUM([.G28:.G30])/3" office:value-type="float" office:value="173" calcext:value-type="float">
            <text:p>173</text:p>
          </table:table-cell>
          <table:table-cell table:formula="of:=SUM([.H28:.H30])/3" office:value-type="float" office:value="172" calcext:value-type="float">
            <text:p>172</text:p>
          </table:table-cell>
          <table:table-cell table:formula="of:=SUM([.I28:.I30])/3" office:value-type="float" office:value="174.666666666667" calcext:value-type="float">
            <text:p>174.666666666667</text:p>
          </table:table-cell>
          <table:table-cell table:formula="of:=SUM([.J28:.J30])/3" office:value-type="float" office:value="175.666666666667" calcext:value-type="float">
            <text:p>175.666666666667</text:p>
          </table:table-cell>
          <table:table-cell table:formula="of:=SUM([.K28:.K30])/3" office:value-type="float" office:value="174" calcext:value-type="float">
            <text:p>174</text:p>
          </table:table-cell>
          <table:table-cell table:formula="of:=SUM([.L28:.L30])/3" office:value-type="float" office:value="175.666666666667" calcext:value-type="float">
            <text:p>175.666666666667</text:p>
          </table:table-cell>
          <table:table-cell table:formula="of:=SUM([.M28:.M30])/3" office:value-type="float" office:value="174.666666666667" calcext:value-type="float">
            <text:p>174.666666666667</text:p>
          </table:table-cell>
          <table:table-cell table:formula="of:=SUM([.N28:.N30])/3" office:value-type="float" office:value="177.333333333333" calcext:value-type="float">
            <text:p>177.333333333333</text:p>
          </table:table-cell>
          <table:table-cell table:formula="of:=SUM([.O28:.O30])/3" office:value-type="float" office:value="178.333333333333" calcext:value-type="float">
            <text:p>178.333333333333</text:p>
          </table:table-cell>
          <table:table-cell table:formula="of:=SUM([.P28:.P30])/3" office:value-type="float" office:value="176.666666666667" calcext:value-type="float">
            <text:p>176.666666666667</text:p>
          </table:table-cell>
          <table:table-cell table:formula="of:=SUM([.Q28:.Q30])/3" office:value-type="float" office:value="176.666666666667" calcext:value-type="float">
            <text:p>176.666666666667</text:p>
          </table:table-cell>
          <table:table-cell table:formula="of:=SUM([.R28:.R30])/3" office:value-type="float" office:value="175.666666666667" calcext:value-type="float">
            <text:p>175.666666666667</text:p>
          </table:table-cell>
          <table:table-cell table:formula="of:=SUM([.S28:.S30])/3" office:value-type="float" office:value="178.333333333333" calcext:value-type="float">
            <text:p>178.333333333333</text:p>
          </table:table-cell>
          <table:table-cell table:formula="of:=SUM([.T28:.T30])/3" office:value-type="float" office:value="179.333333333333" calcext:value-type="float">
            <text:p>179.333333333333</text:p>
          </table:table-cell>
          <table:table-cell table:formula="of:=SUM([.U28:.U30])/3" office:value-type="float" office:value="177.666666666667" calcext:value-type="float">
            <text:p>177.666666666667</text:p>
          </table:table-cell>
          <table:table-cell table:formula="of:=SUM([.V28:.V30])/3" office:value-type="float" office:value="175" calcext:value-type="float">
            <text:p>175</text:p>
          </table:table-cell>
          <table:table-cell table:formula="of:=SUM([.W28:.W30])/3" office:value-type="float" office:value="174" calcext:value-type="float">
            <text:p>174</text:p>
          </table:table-cell>
          <table:table-cell table:formula="of:=SUM([.X28:.X30])/3" office:value-type="float" office:value="176.666666666667" calcext:value-type="float">
            <text:p>176.666666666667</text:p>
          </table:table-cell>
          <table:table-cell table:formula="of:=SUM([.Y28:.Y30])/3" office:value-type="float" office:value="177.666666666667" calcext:value-type="float">
            <text:p>177.666666666667</text:p>
          </table:table-cell>
          <table:table-cell table:formula="of:=SUM([.Z28:.Z30])/3" office:value-type="float" office:value="176" calcext:value-type="float">
            <text:p>176</text:p>
          </table:table-cell>
          <table:table-cell table:number-columns-repeated="18"/>
        </table:table-row>
        <table:table-row table:style-name="ro1">
          <table:table-cell/>
          <table:table-cell table:number-columns-repeated="25" table:style-name="ce2" office:value-type="float" office:value="180" calcext:value-type="float">
            <text:p>180</text:p>
          </table:table-cell>
          <table:table-cell table:number-columns-repeated="18"/>
        </table:table-row>
        <table:table-row table:style-name="ro1">
          <table:table-cell/>
          <table:table-cell table:number-columns-repeated="5" table:style-name="ce2" office:value-type="float" office:value="175" calcext:value-type="float">
            <text:p>175</text:p>
          </table:table-cell>
          <table:table-cell table:number-columns-repeated="5" table:style-name="ce2" office:value-type="float" office:value="172" calcext:value-type="float">
            <text:p>172</text:p>
          </table:table-cell>
          <table:table-cell table:number-columns-repeated="5" table:style-name="ce2" office:value-type="float" office:value="180" calcext:value-type="float">
            <text:p>180</text:p>
          </table:table-cell>
          <table:table-cell table:number-columns-repeated="5" table:style-name="ce2" office:value-type="float" office:value="183" calcext:value-type="float">
            <text:p>183</text:p>
          </table:table-cell>
          <table:table-cell table:number-columns-repeated="5"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표본평균 -X</text:p>
          </table:table-cell>
          <table:table-cell table:formula="of:=SUM([.B32:.B34])/3" office:value-type="float" office:value="176.666666666667" calcext:value-type="float">
            <text:p>176.666666666667</text:p>
          </table:table-cell>
          <table:table-cell table:formula="of:=SUM([.C32:.C34])/3" office:value-type="float" office:value="175.666666666667" calcext:value-type="float">
            <text:p>175.666666666667</text:p>
          </table:table-cell>
          <table:table-cell table:formula="of:=SUM([.D32:.D34])/3" office:value-type="float" office:value="178.333333333333" calcext:value-type="float">
            <text:p>178.333333333333</text:p>
          </table:table-cell>
          <table:table-cell table:formula="of:=SUM([.E32:.E34])/3" office:value-type="float" office:value="179.333333333333" calcext:value-type="float">
            <text:p>179.333333333333</text:p>
          </table:table-cell>
          <table:table-cell table:formula="of:=SUM([.F32:.F34])/3" office:value-type="float" office:value="177.666666666667" calcext:value-type="float">
            <text:p>177.666666666667</text:p>
          </table:table-cell>
          <table:table-cell table:formula="of:=SUM([.G32:.G34])/3" office:value-type="float" office:value="175.666666666667" calcext:value-type="float">
            <text:p>175.666666666667</text:p>
          </table:table-cell>
          <table:table-cell table:formula="of:=SUM([.H32:.H34])/3" office:value-type="float" office:value="174.666666666667" calcext:value-type="float">
            <text:p>174.666666666667</text:p>
          </table:table-cell>
          <table:table-cell table:formula="of:=SUM([.I32:.I34])/3" office:value-type="float" office:value="177.333333333333" calcext:value-type="float">
            <text:p>177.333333333333</text:p>
          </table:table-cell>
          <table:table-cell table:formula="of:=SUM([.J32:.J34])/3" office:value-type="float" office:value="178.333333333333" calcext:value-type="float">
            <text:p>178.333333333333</text:p>
          </table:table-cell>
          <table:table-cell table:formula="of:=SUM([.K32:.K34])/3" office:value-type="float" office:value="176.666666666667" calcext:value-type="float">
            <text:p>176.666666666667</text:p>
          </table:table-cell>
          <table:table-cell table:formula="of:=SUM([.L32:.L34])/3" office:value-type="float" office:value="178.333333333333" calcext:value-type="float">
            <text:p>178.333333333333</text:p>
          </table:table-cell>
          <table:table-cell table:formula="of:=SUM([.M32:.M34])/3" office:value-type="float" office:value="177.333333333333" calcext:value-type="float">
            <text:p>177.333333333333</text:p>
          </table:table-cell>
          <table:table-cell table:formula="of:=SUM([.N32:.N34])/3" office:value-type="float" office:value="180" calcext:value-type="float">
            <text:p>180</text:p>
          </table:table-cell>
          <table:table-cell table:formula="of:=SUM([.O32:.O34])/3" office:value-type="float" office:value="181" calcext:value-type="float">
            <text:p>181</text:p>
          </table:table-cell>
          <table:table-cell table:formula="of:=SUM([.P32:.P34])/3" office:value-type="float" office:value="179.333333333333" calcext:value-type="float">
            <text:p>179.333333333333</text:p>
          </table:table-cell>
          <table:table-cell table:formula="of:=SUM([.Q32:.Q34])/3" office:value-type="float" office:value="179.333333333333" calcext:value-type="float">
            <text:p>179.333333333333</text:p>
          </table:table-cell>
          <table:table-cell table:formula="of:=SUM([.R32:.R34])/3" office:value-type="float" office:value="178.333333333333" calcext:value-type="float">
            <text:p>178.333333333333</text:p>
          </table:table-cell>
          <table:table-cell table:formula="of:=SUM([.S32:.S34])/3" office:value-type="float" office:value="181" calcext:value-type="float">
            <text:p>181</text:p>
          </table:table-cell>
          <table:table-cell table:formula="of:=SUM([.T32:.T34])/3" office:value-type="float" office:value="182" calcext:value-type="float">
            <text:p>182</text:p>
          </table:table-cell>
          <table:table-cell table:formula="of:=SUM([.U32:.U34])/3" office:value-type="float" office:value="180.333333333333" calcext:value-type="float">
            <text:p>180.333333333333</text:p>
          </table:table-cell>
          <table:table-cell table:formula="of:=SUM([.V32:.V34])/3" office:value-type="float" office:value="177.666666666667" calcext:value-type="float">
            <text:p>177.666666666667</text:p>
          </table:table-cell>
          <table:table-cell table:formula="of:=SUM([.W32:.W34])/3" office:value-type="float" office:value="176.666666666667" calcext:value-type="float">
            <text:p>176.666666666667</text:p>
          </table:table-cell>
          <table:table-cell table:formula="of:=SUM([.X32:.X34])/3" office:value-type="float" office:value="179.333333333333" calcext:value-type="float">
            <text:p>179.333333333333</text:p>
          </table:table-cell>
          <table:table-cell table:formula="of:=SUM([.Y32:.Y34])/3" office:value-type="float" office:value="180.333333333333" calcext:value-type="float">
            <text:p>180.333333333333</text:p>
          </table:table-cell>
          <table:table-cell table:formula="of:=SUM([.Z32:.Z34])/3" office:value-type="float" office:value="178.666666666667" calcext:value-type="float">
            <text:p>178.666666666667</text:p>
          </table:table-cell>
          <table:table-cell table:number-columns-repeated="18"/>
        </table:table-row>
        <table:table-row table:style-name="ro1">
          <table:table-cell/>
          <table:table-cell table:number-columns-repeated="25" table:style-name="ce2" office:value-type="float" office:value="183" calcext:value-type="float">
            <text:p>183</text:p>
          </table:table-cell>
          <table:table-cell table:number-columns-repeated="18"/>
        </table:table-row>
        <table:table-row table:style-name="ro1">
          <table:table-cell/>
          <table:table-cell table:number-columns-repeated="5" table:style-name="ce2" office:value-type="float" office:value="175" calcext:value-type="float">
            <text:p>175</text:p>
          </table:table-cell>
          <table:table-cell table:number-columns-repeated="5" table:style-name="ce2" office:value-type="float" office:value="172" calcext:value-type="float">
            <text:p>172</text:p>
          </table:table-cell>
          <table:table-cell table:number-columns-repeated="5" table:style-name="ce2" office:value-type="float" office:value="180" calcext:value-type="float">
            <text:p>180</text:p>
          </table:table-cell>
          <table:table-cell table:number-columns-repeated="5" table:style-name="ce2" office:value-type="float" office:value="183" calcext:value-type="float">
            <text:p>183</text:p>
          </table:table-cell>
          <table:table-cell table:number-columns-repeated="5"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표본 평균 -X</text:p>
          </table:table-cell>
          <table:table-cell table:formula="of:=SUM([.B36:.B38])/3" office:value-type="float" office:value="177.666666666667" calcext:value-type="float">
            <text:p>177.666666666667</text:p>
          </table:table-cell>
          <table:table-cell table:formula="of:=SUM([.C36:.C38])/3" office:value-type="float" office:value="176.666666666667" calcext:value-type="float">
            <text:p>176.666666666667</text:p>
          </table:table-cell>
          <table:table-cell table:formula="of:=SUM([.D36:.D38])/3" office:value-type="float" office:value="179.333333333333" calcext:value-type="float">
            <text:p>179.333333333333</text:p>
          </table:table-cell>
          <table:table-cell table:formula="of:=SUM([.E36:.E38])/3" office:value-type="float" office:value="180.333333333333" calcext:value-type="float">
            <text:p>180.333333333333</text:p>
          </table:table-cell>
          <table:table-cell table:formula="of:=SUM([.F36:.F38])/3" office:value-type="float" office:value="178.666666666667" calcext:value-type="float">
            <text:p>178.666666666667</text:p>
          </table:table-cell>
          <table:table-cell table:formula="of:=SUM([.G36:.G38])/3" office:value-type="float" office:value="176.666666666667" calcext:value-type="float">
            <text:p>176.666666666667</text:p>
          </table:table-cell>
          <table:table-cell table:formula="of:=SUM([.H36:.H38])/3" office:value-type="float" office:value="175.666666666667" calcext:value-type="float">
            <text:p>175.666666666667</text:p>
          </table:table-cell>
          <table:table-cell table:formula="of:=SUM([.I36:.I38])/3" office:value-type="float" office:value="178.333333333333" calcext:value-type="float">
            <text:p>178.333333333333</text:p>
          </table:table-cell>
          <table:table-cell table:formula="of:=SUM([.J36:.J38])/3" office:value-type="float" office:value="179.333333333333" calcext:value-type="float">
            <text:p>179.333333333333</text:p>
          </table:table-cell>
          <table:table-cell table:formula="of:=SUM([.K36:.K38])/3" office:value-type="float" office:value="177.666666666667" calcext:value-type="float">
            <text:p>177.666666666667</text:p>
          </table:table-cell>
          <table:table-cell table:formula="of:=SUM([.L36:.L38])/3" office:value-type="float" office:value="179.333333333333" calcext:value-type="float">
            <text:p>179.333333333333</text:p>
          </table:table-cell>
          <table:table-cell table:formula="of:=SUM([.M36:.M38])/3" office:value-type="float" office:value="178.333333333333" calcext:value-type="float">
            <text:p>178.333333333333</text:p>
          </table:table-cell>
          <table:table-cell table:formula="of:=SUM([.N36:.N38])/3" office:value-type="float" office:value="181" calcext:value-type="float">
            <text:p>181</text:p>
          </table:table-cell>
          <table:table-cell table:formula="of:=SUM([.O36:.O38])/3" office:value-type="float" office:value="182" calcext:value-type="float">
            <text:p>182</text:p>
          </table:table-cell>
          <table:table-cell table:formula="of:=SUM([.P36:.P38])/3" office:value-type="float" office:value="180.333333333333" calcext:value-type="float">
            <text:p>180.333333333333</text:p>
          </table:table-cell>
          <table:table-cell table:formula="of:=SUM([.Q36:.Q38])/3" office:value-type="float" office:value="180.333333333333" calcext:value-type="float">
            <text:p>180.333333333333</text:p>
          </table:table-cell>
          <table:table-cell table:formula="of:=SUM([.R36:.R38])/3" office:value-type="float" office:value="179.333333333333" calcext:value-type="float">
            <text:p>179.333333333333</text:p>
          </table:table-cell>
          <table:table-cell table:formula="of:=SUM([.S36:.S38])/3" office:value-type="float" office:value="182" calcext:value-type="float">
            <text:p>182</text:p>
          </table:table-cell>
          <table:table-cell table:formula="of:=SUM([.T36:.T38])/3" office:value-type="float" office:value="183" calcext:value-type="float">
            <text:p>183</text:p>
          </table:table-cell>
          <table:table-cell table:formula="of:=SUM([.U36:.U38])/3" office:value-type="float" office:value="181.333333333333" calcext:value-type="float">
            <text:p>181.333333333333</text:p>
          </table:table-cell>
          <table:table-cell table:formula="of:=SUM([.V36:.V38])/3" office:value-type="float" office:value="178.666666666667" calcext:value-type="float">
            <text:p>178.666666666667</text:p>
          </table:table-cell>
          <table:table-cell table:formula="of:=SUM([.W36:.W38])/3" office:value-type="float" office:value="177.666666666667" calcext:value-type="float">
            <text:p>177.666666666667</text:p>
          </table:table-cell>
          <table:table-cell table:formula="of:=SUM([.X36:.X38])/3" office:value-type="float" office:value="180.333333333333" calcext:value-type="float">
            <text:p>180.333333333333</text:p>
          </table:table-cell>
          <table:table-cell table:formula="of:=SUM([.Y36:.Y38])/3" office:value-type="float" office:value="181.333333333333" calcext:value-type="float">
            <text:p>181.333333333333</text:p>
          </table:table-cell>
          <table:table-cell table:formula="of:=SUM([.Z36:.Z38])/3" office:value-type="float" office:value="179.666666666667" calcext:value-type="float">
            <text:p>179.666666666667</text:p>
          </table:table-cell>
          <table:table-cell table:number-columns-repeated="18"/>
        </table:table-row>
        <table:table-row table:style-name="ro1">
          <table:table-cell/>
          <table:table-cell table:number-columns-repeated="25"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1">
          <table:table-cell/>
          <table:table-cell table:number-columns-repeated="5" table:style-name="ce2" office:value-type="float" office:value="175" calcext:value-type="float">
            <text:p>175</text:p>
          </table:table-cell>
          <table:table-cell table:number-columns-repeated="5" table:style-name="ce2" office:value-type="float" office:value="172" calcext:value-type="float">
            <text:p>172</text:p>
          </table:table-cell>
          <table:table-cell table:number-columns-repeated="5" table:style-name="ce2" office:value-type="float" office:value="180" calcext:value-type="float">
            <text:p>180</text:p>
          </table:table-cell>
          <table:table-cell table:number-columns-repeated="5" table:style-name="ce2" office:value-type="float" office:value="183" calcext:value-type="float">
            <text:p>183</text:p>
          </table:table-cell>
          <table:table-cell table:number-columns-repeated="5"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표본 평균 -X</text:p>
          </table:table-cell>
          <table:table-cell table:formula="of:=SUM([.B40:.B42])/3" office:value-type="float" office:value="176" calcext:value-type="float">
            <text:p>176</text:p>
          </table:table-cell>
          <table:table-cell table:formula="of:=SUM([.C40:.C42])/3" office:value-type="float" office:value="175" calcext:value-type="float">
            <text:p>175</text:p>
          </table:table-cell>
          <table:table-cell table:formula="of:=SUM([.D40:.D42])/3" office:value-type="float" office:value="177.666666666667" calcext:value-type="float">
            <text:p>177.666666666667</text:p>
          </table:table-cell>
          <table:table-cell table:formula="of:=SUM([.E40:.E42])/3" office:value-type="float" office:value="178.666666666667" calcext:value-type="float">
            <text:p>178.666666666667</text:p>
          </table:table-cell>
          <table:table-cell table:formula="of:=SUM([.F40:.F42])/3" office:value-type="float" office:value="177" calcext:value-type="float">
            <text:p>177</text:p>
          </table:table-cell>
          <table:table-cell table:formula="of:=SUM([.G40:.G42])/3" office:value-type="float" office:value="175" calcext:value-type="float">
            <text:p>175</text:p>
          </table:table-cell>
          <table:table-cell table:formula="of:=SUM([.H40:.H42])/3" office:value-type="float" office:value="174" calcext:value-type="float">
            <text:p>174</text:p>
          </table:table-cell>
          <table:table-cell table:formula="of:=SUM([.I40:.I42])/3" office:value-type="float" office:value="176.666666666667" calcext:value-type="float">
            <text:p>176.666666666667</text:p>
          </table:table-cell>
          <table:table-cell table:formula="of:=SUM([.J40:.J42])/3" office:value-type="float" office:value="177.666666666667" calcext:value-type="float">
            <text:p>177.666666666667</text:p>
          </table:table-cell>
          <table:table-cell table:formula="of:=SUM([.K40:.K42])/3" office:value-type="float" office:value="176" calcext:value-type="float">
            <text:p>176</text:p>
          </table:table-cell>
          <table:table-cell table:formula="of:=SUM([.L40:.L42])/3" office:value-type="float" office:value="177.666666666667" calcext:value-type="float">
            <text:p>177.666666666667</text:p>
          </table:table-cell>
          <table:table-cell table:formula="of:=SUM([.M40:.M42])/3" office:value-type="float" office:value="176.666666666667" calcext:value-type="float">
            <text:p>176.666666666667</text:p>
          </table:table-cell>
          <table:table-cell table:formula="of:=SUM([.N40:.N42])/3" office:value-type="float" office:value="179.333333333333" calcext:value-type="float">
            <text:p>179.333333333333</text:p>
          </table:table-cell>
          <table:table-cell table:formula="of:=SUM([.O40:.O42])/3" office:value-type="float" office:value="180.333333333333" calcext:value-type="float">
            <text:p>180.333333333333</text:p>
          </table:table-cell>
          <table:table-cell table:formula="of:=SUM([.P40:.P42])/3" office:value-type="float" office:value="178.666666666667" calcext:value-type="float">
            <text:p>178.666666666667</text:p>
          </table:table-cell>
          <table:table-cell table:formula="of:=SUM([.Q40:.Q42])/3" office:value-type="float" office:value="178.666666666667" calcext:value-type="float">
            <text:p>178.666666666667</text:p>
          </table:table-cell>
          <table:table-cell table:formula="of:=SUM([.R40:.R42])/3" office:value-type="float" office:value="177.666666666667" calcext:value-type="float">
            <text:p>177.666666666667</text:p>
          </table:table-cell>
          <table:table-cell table:formula="of:=SUM([.S40:.S42])/3" office:value-type="float" office:value="180.333333333333" calcext:value-type="float">
            <text:p>180.333333333333</text:p>
          </table:table-cell>
          <table:table-cell table:formula="of:=SUM([.T40:.T42])/3" office:value-type="float" office:value="181.333333333333" calcext:value-type="float">
            <text:p>181.333333333333</text:p>
          </table:table-cell>
          <table:table-cell table:formula="of:=SUM([.U40:.U42])/3" office:value-type="float" office:value="179.666666666667" calcext:value-type="float">
            <text:p>179.666666666667</text:p>
          </table:table-cell>
          <table:table-cell table:formula="of:=SUM([.V40:.V42])/3" office:value-type="float" office:value="177" calcext:value-type="float">
            <text:p>177</text:p>
          </table:table-cell>
          <table:table-cell table:formula="of:=SUM([.W40:.W42])/3" office:value-type="float" office:value="176" calcext:value-type="float">
            <text:p>176</text:p>
          </table:table-cell>
          <table:table-cell table:formula="of:=SUM([.X40:.X42])/3" office:value-type="float" office:value="178.666666666667" calcext:value-type="float">
            <text:p>178.666666666667</text:p>
          </table:table-cell>
          <table:table-cell table:formula="of:=SUM([.Y40:.Y42])/3" office:value-type="float" office:value="179.666666666667" calcext:value-type="float">
            <text:p>179.666666666667</text:p>
          </table:table-cell>
          <table:table-cell table:formula="of:=SUM([.Z40:.Z42])/3" office:value-type="float" office:value="178" calcext:value-type="float">
            <text:p>1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표본 평균의 평균</text:p>
          </table:table-cell>
          <table:table-cell table:formula="of:=SUM([.B31:.Z31]; [.B27:.Z27]; [.B35:.Z35]; [.B39:.Z39]; [.B43:.Z43])/ 125" office:value-type="float" office:value="177.6" calcext:value-type="float">
            <text:p>177.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표본의 표준편차</text:p>
          </table:table-cell>
          <table:table-cell table:formula="of:=COM.MICROSOFT.STDEV.P([.B27:.Z27]; [.B31:.Z31]; [.B35:.Z35]; [.B39:.Z39]; [.B43:.Z43])" office:value-type="float" office:value="2.20907220343745" calcext:value-type="float">
            <text:p>2.2090722034374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모표준 편차/ 루트n</text:p>
          </table:table-cell>
          <table:table-cell table:formula="of:=[.B9]/SQRT(3)" office:value-type="float" office:value="2.20907220343745" calcext:value-type="float">
            <text:p>2.20907220343745</text:p>
          </table:table-cell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JP" fo:font-family="'Noto Sans CJK JP'" style:font-family-generic="swiss" style:font-pitch="variable" style:font-name-asian="Noto Sans CJK JP1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00/00/00</text:date>, <text:time style:data-style-name="N2" text:time-value="11:57:37.517771666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3:27:57.558906111</meta:creation-date>
    <dc:date>2020-01-15T12:07:37.874735503</dc:date>
    <meta:editing-duration>PT11M18S</meta:editing-duration>
    <meta:editing-cycles>2</meta:editing-cycles>
    <meta:generator>LibreOffice/6.0.7.3$Linux_X86_64 LibreOffice_project/00m0$Build-3</meta:generator>
    <meta:document-statistic meta:table-count="1" meta:cell-count="623" meta:object-count="0"/>
  </office:meta>
</office:document-meta>
</file>